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7ff27" officeooo:paragraph-rsid="0017ff27" style:font-weight-asian="bold" style:font-weight-complex="bold"/>
    </style:style>
    <style:style style:name="P3" style:family="paragraph" style:parent-style-name="Standard">
      <style:text-properties fo:font-weight="bold" officeooo:paragraph-rsid="00198926" style:font-weight-asian="bold" style:font-weight-complex="bold"/>
    </style:style>
    <style:style style:name="P4" style:family="paragraph" style:parent-style-name="Standard">
      <style:text-properties fo:font-weight="normal" style:font-weight-asian="normal" style:font-weight-complex="normal"/>
    </style:style>
    <style:style style:name="P5" style:family="paragraph" style:parent-style-name="Standard">
      <style:text-properties fo:font-weight="normal" officeooo:paragraph-rsid="00198926" style:font-weight-asian="normal" style:font-weight-complex="normal"/>
    </style:style>
    <style:style style:name="P6" style:family="paragraph" style:parent-style-name="Standard">
      <style:text-properties officeooo:paragraph-rsid="00198926"/>
    </style:style>
    <style:style style:name="T1" style:family="text">
      <style:text-properties officeooo:rsid="00198926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98926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<text:span text:style-name="T1">Краткое описание </text:span><text:s/></text:p>
      <text:p text:style-name="P1"><text:line-break/>Добро пожалоать в будущее<text:line-break/><text:line-break/>Gybernaty<text:line-break/>Сообщество передовых энтузиастов и разработчиков<text:line-break/><text:line-break/>Революция в корпоративной разработке </text:p>
      <text:p text:style-name="P1"/>
      <text:p text:style-name="P1"/>
      <text:p text:style-name="P4">Открытое сообщество, где идеи становятся реальностью. Здесь вы найдете единомышленников, которые помогут вам реализовать ваши проекты и раскрыть ваш потенциал. Это объединение людей, увлеченных технологиями и стремящихся к новым открытиям! Мы создаем масштабные проекты с открытым исходным кодом, исследуем современные технологии и помогаем друг другу реализовывать их идеи. Здесь вы можете найти платформу для исследований, разработок и обмена опытом в совершенно разных областях IT-индустрии. Присоединяйтесь к нам, чтобы стать частью движения. Здесь вы найдете не только команду, которая поможет вам в реализации проектов, но и настоящих друзей, с которыми вы сможете поделиться своими идеями и успехами.</text:p>
      <text:p text:style-name="P4"/>
      <text:p text:style-name="P4"/>
      <text:p text:style-name="P4"/>
      <text:p text:style-name="P5"><text:span text:style-name="T2">AiC - Artificial Intelligence and Blockchain Community</text:span></text:p>
      <text:p text:style-name="P5"><text:span text:style-name="T2"/></text:p>
      <text:p text:style-name="P6"><text:span text:style-name="T2">Будущее ИИ: исследование, раскрывающее новые горизонты<text:line-break/></text:span><text:span text:style-name="T4"><text:line-break/>Мы рады представить вам наш проект AiC (Artificial Intelligence and Blockchain Community), целью которого является создание открытого сообщества для разработки и использования моделей искусственного интеллекта (ИИ) в блокчейн-среде. Наш проект использует возможности контрактов DAO для регулирования работы этих моделей, обеспечивая прозрачность и открытость в их разработке и использовании.<text:line-break/><text:line-break/>Проблема, которую мы решаем, заключается в дороговизне и сложности, связанных с разработкой и использованием моделей искусственного интеллекта, а также в проблемах, связанных с конфиденциальностью и безопасностью при использовании этих моделей в различных областях. AiC предлагает решение путем создания открытого сообщества, участники которого могут совместно создавать и использовать модели искусственного интеллекта в блокчейн-среде. Использование контрактов DAO обеспечивает прозрачность, открытость и регулирование работы моделей искусственного интеллекта.<text:line-break/><text:line-break/>Преимущества AiC заключаются в возможности участников обмениваться знаниями и опытом, создавая и используя модели искусственного интеллекта в блокчейн-среде с минимальными затратами. Кроме того, использование контрактов DAO повышает безопасность и прозрачность на протяжении всего процесса.<text:line-break/><text:line-break/>AiC может использоваться как в коммерческих, так и в некоммерческих целях, позволяя создавать модели искусственного интеллекта в различных областях, таких как медицина, финансы, транспорт и многое другое.<text:line-break/><text:line-break/>Для разработки высококачественных моделей искусственного интеллекта мы используем целый ряд языков программирования, включая Python, C++, Java и другие. Мы используем </text:span><text:soft-page-break/><text:span text:style-name="T4">популярные библиотеки и фреймворки, такие как TensorFlow, PyTorch, Keras, Scikit-learn и OpenCV. Эти инструменты позволяют нам создавать и обучать модели искусственного интеллекта, выполнять такие задачи, как глубокое обучение, машинное обучение, компьютерное зрение и многое другое.<text:line-break/><text:line-break/>Технология блокчейн играет жизненно важную роль в нашем проекте, поскольку мы стремимся создать децентрализованные модели искусственного интеллекта, которые могут работать на блокчейне и использоваться в различных приложениях. Мы используем блокчейн-платформы, такие как Ethereum, Polkadot, Solana и другие, для разработки децентрализованных приложений и смарт-контрактов, которые регулируют работу наших моделей искусственного интеллекта.<text:line-break/><text:line-break/>Используя контракты DAO, мы даем участникам сети возможность принимать решения относительно разработки и использования модели искусственного интеллекта, а также справедливого распределения вознаграждений между участниками. Кроме того, мы изучаем применение технологии машинного обучения для улучшения функционирования блокчейн-сетей и повышения эффективности децентрализованных приложений.<text:line-break/><text:line-break/>Чтобы способствовать сотрудничеству и вовлечению сообщества, мы придерживаемся открытого подхода и используем лицензии AGPL, позволяя более широкому сообществу вносить свой вклад в разработку и совершенствование наших моделей искусственного интеллекта. Мы верим, что коллективные усилия членов сообщества приведут нас к большим достижениям в области искусственного интеллекта и блокчейн-технологий.<text:line-break/><text:line-break/></text:span></text:p>
      <text:p text:style-name="P3"/>
      <text:p text:style-name="P3">Миллионы - Миллиардеры<text:line-break/><text:line-break/>GyberExperiment<text:line-break/>The Macroeconomic Dao<text:line-break/><text:line-break/>Реализация идеи - лишь вопрос её актуальности</text:p>
      <text:p text:style-name="P3"><text:span text:style-name="T4"/></text:p>
      <text:p text:style-name="P3"><text:span text:style-name="T4"/></text:p>
      <text:p text:style-name="P3"><text:span text:style-name="T4">Эксперимент Gyber - это инициатива, которая объединяет криптографию, информатику, социологию и экономику для создания киберобщественной корпорации. Она направлена на создание механизма прямого социально-экономического взаимодействия между участниками, позволяющего сконцентрировать общественные и финансовые ресурсы для реализации масштабых глобальных проектов и эффективного управления ими. Эксперимент вращается вокруг социальной платформы Gyber, которая представляет собой социальную сеть, принадлежащую самим пользователям и управляемую ими через децентрализованную автономную организацию (DAO).<text:line-break/><text:line-break/>Социальная платформа Gyber предоставляет базовые функции социальных сетей, такие как текстовые и голосовые чаты, общий доступ к файлам и видеохостинг. Платформа уделяет особое внимание безопасности данных и предлагает несколько уровней защиты данных, включая варианты шифрования на стороне клиента или шифрование на стороне сервера с использованием открытого ключа клиента. Платформа хранит объемные данные в сети IPFS, при этом дополнительное закрепление контента обеспечивается узлами, развернутыми в рамках эксперимента.<text:line-break/><text:line-break/>Архитектура платформы спроектирована таким образом, чтобы быть открытой и </text:span><text:soft-page-break/><text:span text:style-name="T4">масштабируемой, с различными точками ввода и вывода данных и несколькими ядрами. Каждый пользователь может внести свой собственный модуль кода или функцию, которые могут быть включены в узел и распространены среди заинтересованных сторон. Платформа поощряет масштабируемость сообщества, позволяя любому желающему добавлять к ней что-либо и позволяя сообществу поддерживать и распространять определенные дополнительные модули.<text:line-break/><text:line-break/>Платформа работает на уровне стека, с многоязычным кроссплатформенным конвейерным кластером, управляемым участниками эксперимента. Различные ядра отвечают за определенные уровни процессов, и разработка этих ядер осуществляется на различных языках программирования, таких как Java, Dart, Go и C++. Платформа подвергается параллельной разработке модулей и ядер, чтобы определить наиболее эффективный стек для различных задач и обеспечить гибкость при разработке долгосрочной архитектуры.<text:line-break/><text:line-break/>Для управления экспериментом реализованы защищенные смарт-контракты на основе языка Solidity и библиотеки OpenZeppelin. Эти контракты включают токены управления и служебные токены для принятия решений и взаимодействия с платформой. Исходный код контрактов доступен на GitHub, а важные решения в рамках эксперимента принимаются с помощью механизмов предложения и голосования в контракте DAO. Прозрачность и безопасность обеспечиваются с помощью технологии блокчейн.<text:line-break/><text:line-break/>Токеномика играет решающую роль в эксперименте Gyber. Используются два типа токенов: Gyber Token, служебный токен, необходимый для взаимодействия с платформой, и Gyber Community Token, токен управления, используемый для управления экспериментом и принятия коллективных решений. Распределение токенов распределяется между различными категориями держателей, включая разработчиков, участников эксперимента, крупных инвесторов и фонды, а также публичный рынок. Также создается резервный фонд для оптимизации процессов развертывания эксперимента.<text:line-break/><text:line-break/>Эксперимент проходит ряд этапов проекта, начиная с предложения идеи и обсуждения, переходя к накоплению средств, реализации проекта и, наконец, функционированию. У проектов могут быть внешние клиенты, которые используют фиатную валюту, специальные клиенты, которым предоставляются скидки с помощью токенов Gyber, и суперклиенты, которые получают еще большие скидки с помощью внутренних токенов конкретного проекта. Размещение токенов Gyber или внутренних токенов проекта позволяет участникам получать репутацию и пассивный доход в рамках эксперимента.<text:line-break/><text:line-break/>Внутренняя организация сообщества основана на личных и общественных интересах участников. Исполнители несут ответственность за управление проектом и обеспечение его функционирования, а решения принимаются путем голосования исполнителями. У исполнителей есть личные и общественные обязанности, и неэтичное поведение может привести к исключению из эксперимента. Взаимодействие между участниками происходит посредством дискуссий и закрытых групп, причем у каждого проекта есть своя выделенная группа. Эксперимент также включает различные типы DAO, включая социальные DAO, кодовые DAO, коммерческие DAO и экономические DAO, для облегчения принятия решений и реализации проектов.<text:line-break/><text:line-break/>В целом, эксперимент Gyber направлен на создание децентрализованной и управляемой сообществом платформы, которая обеспечивает эффективное социально-экономическое взаимодействие, реализацию проектов и принятие решений. Он использует криптографию, информатику и технологию блокчейн для обеспечения безопасности данных, прозрачности и масштабируемости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01T20:49:26.725301192</meta:creation-date>
    <dc:date>2023-07-02T16:10:33.619029194</dc:date>
    <meta:editing-duration>PT7M58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3" meta:paragraph-count="7" meta:word-count="1060" meta:character-count="8907" meta:non-whitespace-character-count="7828"/>
  </office:meta>
</office:document-meta>
</file>